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3333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4" style:family="table-cell" style:parent-style-name="Default">
      <style:table-cell-properties fo:border-bottom="none" fo:border-left="0.06pt solid #000000" fo:border-right="none" fo:border-top="none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6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4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0" style:family="table-cell" style:parent-style-name="Default" style:data-style-name="N2">
      <style:table-cell-properties fo:background-color="#ff3333"/>
    </style:style>
    <style:style style:name="ce51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7"/>
          <table:table-cell table:style-name="ce7" office:value-type="string" calcext:value-type="string">
            <text:p>Jumping Ru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MED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natch Pul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row table:style-name="ro1" table:number-rows-repeated="2">
          <table:table-cell table:number-columns-repeated="6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2"/>
          <table:table-cell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 table:number-columns-repeated="3"/>
          <table:table-cell table:formula="of:=[.B5]*0.95" office:value-type="float" office:value="97.0430107526882" calcext:value-type="float">
            <text:p>97.0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3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style-name="ce24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style-name="ce2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style-name="ce24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style-name="ce24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 table:number-columns-repeated="3"/>
          <table:table-cell table:formula="of:=[.B17]*0.95" office:value-type="float" office:value="131.944444444444" calcext:value-type="float">
            <text:p>131.9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2.954545454545" calcext:value-type="float">
            <text:p>132.95</text:p>
          </table:table-cell>
          <table:table-cell table:number-columns-repeated="4"/>
        </table:table-row>
        <table:table-row table:style-name="ro2" table:number-rows-repeated="3">
          <table:table-cell table:style-name="ce21"/>
          <table:table-cell table:style-name="ce29"/>
          <table:table-cell table:number-columns-repeated="4"/>
        </table:table-row>
        <table:table-row table:style-name="ro2" table:number-rows-repeated="2">
          <table:table-cell table:style-name="ce22"/>
          <table:table-cell table:style-name="ce30"/>
          <table:table-cell table:number-columns-repeated="4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number-columns-repeated="4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number-columns-repeated="4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number-columns-repeated="4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number-columns-repeated="4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number-columns-repeated="4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4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4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4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4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4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8"/>
        <table:table-column table:style-name="co11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9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6]*[$'1RM Table'.$B$34]" office:value-type="float" office:value="0.8742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formula="of:=[.G16]*['1RM Table'.$B$10]" office:value-type="float" office:value="122.2" calcext:value-type="float">
            <text:p>122.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0.167741935484" calcext:value-type="float">
            <text:p>130.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3.978494623656" calcext:value-type="float">
            <text:p>143.98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table:formula="of:=[.G23]/[$'1RM Table'.$B$36]" office:value-type="float" office:value="0.829545454545455" calcext:value-type="float">
            <text:p>0.83</text:p>
          </table:table-cell>
          <table:table-cell table:number-columns-repeated="2"/>
          <table:table-cell table:formula="of:=['1RM Table'.$C$9]*[.G23]" office:value-type="float" office:value="105.12" calcext:value-type="float">
            <text:p>105.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C$9]*[.G24]" office:value-type="float" office:value="113.76" calcext:value-type="float">
            <text:p>113.76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C$9]*[.G25]" office:value-type="float" office:value="123.84" calcext:value-type="float">
            <text:p>123.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23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4" office:value-type="string" calcext:value-type="string">
            <text:p>Snatch x2</text:p>
          </table:table-cell>
          <table:table-cell table:style-name="ce47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7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8]*[$'1RM Table'.$B$34]" office:value-type="float" office:value="0.8091" calcext:value-type="float">
            <text:p>0.81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'1RM Table'.$B$13]" office:value-type="float" office:value="64.728" calcext:value-type="float">
            <text:p>64.73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'1RM Table'.$B$13]" office:value-type="float" office:value="70.308" calcext:value-type="float">
            <text:p>70.31</text:p>
          </table:table-cell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9" calcext:value-type="float">
            <text:p>9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39" table:formula="of:=[.H10]*[$'1RM Table'.$B$34]" office:value-type="float" office:value="0.837" calcext:value-type="float">
            <text:p>0.84</text:p>
          </table:table-cell>
          <table:table-cell table:style-name="ce38" office:value-type="float" office:value="0.9" calcext:value-type="float">
            <text:p>0.90</text:p>
          </table:table-cell>
          <table:table-cell table:style-name="ce32" table:number-columns-repeated="2"/>
          <table:table-cell table:style-name="ce38" table:formula="of:=[.G10]*['1RM Table'.$B$13]" office:value-type="float" office:value="66.96" calcext:value-type="float">
            <text:p>66.96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table:style-name="ce38" office:value-type="float" office:value="1.04" calcext:value-type="float">
            <text:p>1.04</text:p>
          </table:table-cell>
          <table:table-cell table:style-name="ce32" table:number-columns-repeated="2"/>
          <table:table-cell table:style-name="ce38" table:formula="of:=[.G11]*['1RM Table'.$B$13]" office:value-type="float" office:value="77.376" calcext:value-type="float">
            <text:p>77.38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17]*[$'1RM Table'.$B$33]" office:value-type="float" office:value="0.8352" calcext:value-type="float">
            <text:p>0.84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17]*['1RM Table'.$B$13]" office:value-type="float" office:value="66.816" calcext:value-type="float">
            <text:p>66.82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38" table:formula="of:=[.H18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18]*['1RM Table'.$B$13]" office:value-type="float" office:value="72.576" calcext:value-type="float">
            <text:p>72.5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19]*[$'1RM Table'.$B$32]" office:value-type="float" office:value="1" calcext:value-type="float">
            <text:p>1.00</text:p>
          </table:table-cell>
          <table:table-cell table:style-name="ce38" table:formula="of:=[.H20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9]*['1RM Table'.$B$13]" office:value-type="float" office:value="80" calcext:value-type="float">
            <text:p>80.00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0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Snatch Complex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5]*['1RM Table'.$B$33]" office:value-type="float" office:value="0.7392" calcext:value-type="float">
            <text:p>0.74</text:p>
          </table:table-cell>
          <table:table-cell table:style-name="ce38" office:value-type="float" office:value="0.77" calcext:value-type="float">
            <text:p>0.77</text:p>
          </table:table-cell>
          <table:table-cell table:style-name="ce32" table:number-columns-repeated="2"/>
          <table:table-cell table:style-name="ce38" table:formula="of:=[.G25]*['1RM Table'.$B$13]" office:value-type="float" office:value="59.136" calcext:value-type="float">
            <text:p>59.14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6]*['1RM Table'.$B$33]" office:value-type="float" office:value="0.7872" calcext:value-type="float">
            <text:p>0.79</text:p>
          </table:table-cell>
          <table:table-cell table:style-name="ce38" table:formula="of:=[.H25]+0.05" office:value-type="float" office:value="0.82" calcext:value-type="float">
            <text:p>0.82</text:p>
          </table:table-cell>
          <table:table-cell table:style-name="ce32" table:number-columns-repeated="2"/>
          <table:table-cell table:style-name="ce38" table:formula="of:=[.G26]*['1RM Table'.$B$13]" office:value-type="float" office:value="62.976" calcext:value-type="float">
            <text:p>62.9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7]*['1RM Table'.$B$33]" office:value-type="float" office:value="0.8352" calcext:value-type="float">
            <text:p>0.84</text:p>
          </table:table-cell>
          <table:table-cell table:style-name="ce38" table:formula="of:=[.H26]+0.05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7]*['1RM Table'.$B$13]" office:value-type="float" office:value="66.816" calcext:value-type="float">
            <text:p>66.82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8]*['1RM Table'.$B$33]" office:value-type="float" office:value="0.6912" calcext:value-type="float">
            <text:p>0.69</text:p>
          </table:table-cell>
          <table:table-cell table:style-name="ce38" office:value-type="float" office:value="0.72" calcext:value-type="float">
            <text:p>0.72</text:p>
          </table:table-cell>
          <table:table-cell table:style-name="ce32" table:number-columns-repeated="2"/>
          <table:table-cell table:style-name="ce38" table:formula="of:=[.G28]*['1RM Table'.$B$13]" office:value-type="float" office:value="55.296" calcext:value-type="float">
            <text:p>55.30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6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9" table:number-columns-repeated="2"/>
          <table:table-cell table:style-name="ce36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36]*[.F36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G36]/[$'1RM Table'.$B$34]" office:value-type="float" office:value="0.752688172043011" calcext:value-type="float">
            <text:p>0.75</text:p>
          </table:table-cell>
          <table:table-cell table:style-name="ce36" table:number-columns-repeated="2"/>
          <table:table-cell table:style-name="ce49" table:formula="of:=[.G36]*['1RM Table'.$B$13]" office:value-type="float" office:value="56" calcext:value-type="float">
            <text:p>56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37]*[.F37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37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9" table:formula="of:=[.G37]*['1RM Table'.$B$13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38]*[.F38]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0.65" calcext:value-type="float">
            <text:p>0.65</text:p>
          </table:table-cell>
          <table:table-cell table:style-name="ce49" table:formula="of:=[.G38]/[$'1RM Table'.$B$34]" office:value-type="float" office:value="0.698924731182796" calcext:value-type="float">
            <text:p>0.70</text:p>
          </table:table-cell>
          <table:table-cell table:style-name="ce36" table:number-columns-repeated="2"/>
          <table:table-cell table:style-name="ce49" table:formula="of:=[.G38]*['1RM Table'.$B$13]" office:value-type="float" office:value="52" calcext:value-type="float">
            <text:p>52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39]*[.F39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39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9" table:formula="of:=[.G39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6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9" table:number-columns-repeated="2"/>
          <table:table-cell table:style-name="ce36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44]*[.F44]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44]/[$'1RM Table'.$B$33]" office:value-type="float" office:value="0.78125" calcext:value-type="float">
            <text:p>0.78</text:p>
          </table:table-cell>
          <table:table-cell table:style-name="ce36" table:number-columns-repeated="2"/>
          <table:table-cell table:style-name="ce49" table:formula="of:=[.G44]*['1RM Table'.$B$13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45]*[.F45]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45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9" table:formula="of:=[.G45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46]*[.F46]" office:value-type="float" office:value="4" calcext:value-type="float">
            <text:p>4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G46]/[$'1RM Table'.$B$33]" office:value-type="float" office:value="0.729166666666667" calcext:value-type="float">
            <text:p>0.73</text:p>
          </table:table-cell>
          <table:table-cell table:style-name="ce36" table:number-columns-repeated="2"/>
          <table:table-cell table:style-name="ce49" table:formula="of:=[.G46]*['1RM Table'.$B$13]" office:value-type="float" office:value="56" calcext:value-type="float">
            <text:p>56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47]*[.F47]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47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9" table:formula="of:=[.G47]*['1RM Table'.$B$13]" office:value-type="float" office:value="72" calcext:value-type="float">
            <text:p>7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6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9" table:number-columns-repeated="2"/>
          <table:table-cell table:style-name="ce36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52]*[.F52]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9" office:value-type="float" office:value="0.85" calcext:value-type="float">
            <text:p>0.85</text:p>
          </table:table-cell>
          <table:table-cell table:style-name="ce49" table:formula="of:=[.G52]/[$'1RM Table'.$B$33]" office:value-type="float" office:value="0.885416666666667" calcext:value-type="float">
            <text:p>0.89</text:p>
          </table:table-cell>
          <table:table-cell table:style-name="ce36" table:number-columns-repeated="2"/>
          <table:table-cell table:style-name="ce49" table:formula="of:=[.G52]*['1RM Table'.$B$13]" office:value-type="float" office:value="68" calcext:value-type="float">
            <text:p>68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53]*[.F53]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53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9" table:formula="of:=[.G53]*['1RM Table'.$B$13]" office:value-type="float" office:value="72" calcext:value-type="float">
            <text:p>72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54]*[.F54]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54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9" table:formula="of:=[.G54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55]*[.F55]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9" office:value-type="float" office:value="1" calcext:value-type="float">
            <text:p>1.00</text:p>
          </table:table-cell>
          <table:table-cell table:style-name="ce49" table:formula="of:=[.G55]/[$'1RM Table'.$B$33]" office:value-type="float" office:value="1.04166666666667" calcext:value-type="float">
            <text:p>1.04</text:p>
          </table:table-cell>
          <table:table-cell table:style-name="ce36" table:number-columns-repeated="2"/>
          <table:table-cell table:style-name="ce49" table:formula="of:=[.G55]*['1RM Table'.$B$13]" office:value-type="float" office:value="80" calcext:value-type="float">
            <text:p>80.0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table:number-columns-repeated="7"/>
          <table:table-cell table:style-name="ce50"/>
          <table:table-cell table:style-name="ce41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1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6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9" table:number-columns-repeated="2"/>
          <table:table-cell table:style-name="ce36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64]*[.F64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9" office:value-type="float" office:value="0.73" calcext:value-type="float">
            <text:p>0.73</text:p>
          </table:table-cell>
          <table:table-cell table:style-name="ce49" table:formula="of:=[.G64]/[$'1RM Table'.$B$34]" office:value-type="float" office:value="0.78494623655914" calcext:value-type="float">
            <text:p>0.78</text:p>
          </table:table-cell>
          <table:table-cell table:style-name="ce36" table:number-columns-repeated="2"/>
          <table:table-cell table:style-name="ce49" table:formula="of:=[.G64]*['1RM Table'.$B$13]" office:value-type="float" office:value="58.4" calcext:value-type="float">
            <text:p>58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65]*[.F65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9" office:value-type="float" office:value="0.78" calcext:value-type="float">
            <text:p>0.78</text:p>
          </table:table-cell>
          <table:table-cell table:style-name="ce49" table:formula="of:=[.G65]/[$'1RM Table'.$B$34]" office:value-type="float" office:value="0.838709677419355" calcext:value-type="float">
            <text:p>0.84</text:p>
          </table:table-cell>
          <table:table-cell table:style-name="ce36" table:number-columns-repeated="2"/>
          <table:table-cell table:style-name="ce49" table:formula="of:=[.G65]*['1RM Table'.$B$13]" office:value-type="float" office:value="62.4" calcext:value-type="float">
            <text:p>62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66]*[.F66]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0.68" calcext:value-type="float">
            <text:p>0.68</text:p>
          </table:table-cell>
          <table:table-cell table:style-name="ce49" table:formula="of:=[.G66]/[$'1RM Table'.$B$34]" office:value-type="float" office:value="0.731182795698925" calcext:value-type="float">
            <text:p>0.73</text:p>
          </table:table-cell>
          <table:table-cell table:style-name="ce36" table:number-columns-repeated="2"/>
          <table:table-cell table:style-name="ce49" table:formula="of:=[.G66]*['1RM Table'.$B$13]" office:value-type="float" office:value="54.4" calcext:value-type="float">
            <text:p>54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67]*[.F67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9" office:value-type="float" office:value="0.83" calcext:value-type="float">
            <text:p>0.83</text:p>
          </table:table-cell>
          <table:table-cell table:style-name="ce49" table:formula="of:=[.G67]/[$'1RM Table'.$B$34]" office:value-type="float" office:value="0.89247311827957" calcext:value-type="float">
            <text:p>0.89</text:p>
          </table:table-cell>
          <table:table-cell table:style-name="ce36" office:value-type="string" calcext:value-type="string">
            <text:p>+</text:p>
          </table:table-cell>
          <table:table-cell table:style-name="ce36"/>
          <table:table-cell table:style-name="ce49" table:formula="of:=[.G67]*['1RM Table'.$B$13]" office:value-type="float" office:value="66.4" calcext:value-type="float">
            <text:p>66.4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3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6" table:number-columns-repeated="2"/>
          <table:table-cell table:style-name="ce49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9" table:number-columns-repeated="2"/>
          <table:table-cell table:style-name="ce36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72]*[.F72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72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9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73]*[.F73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9" office:value-type="float" office:value="0.85" calcext:value-type="float">
            <text:p>0.85</text:p>
          </table:table-cell>
          <table:table-cell table:style-name="ce49" table:formula="of:=[.G73]/[$'1RM Table'.$B$34]" office:value-type="float" office:value="0.913978494623656" calcext:value-type="float">
            <text:p>0.91</text:p>
          </table:table-cell>
          <table:table-cell table:style-name="ce36" table:number-columns-repeated="2"/>
          <table:table-cell table:style-name="ce49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74]*[.F74]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74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9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75]*[.F75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75]/[$'1RM Table'.$B$34]" office:value-type="float" office:value="0.967741935483871" calcext:value-type="float">
            <text:p>0.97</text:p>
          </table:table-cell>
          <table:table-cell table:style-name="ce36" table:number-columns-repeated="2"/>
          <table:table-cell table:style-name="ce49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4"/>
          <table:table-cell table:style-name="ce47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7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8]*[$'1RM Table'.$B$34]" office:value-type="float" office:value="0.809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93.0465" calcext:value-type="float">
            <text:p>93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101.06775" calcext:value-type="float">
            <text:p>101.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39" table:formula="of:=[.H10]*[$'1RM Table'.$B$34]" office:value-type="float" office:value="0.837" calcext:value-type="float">
            <text:p>0.84</text:p>
          </table:table-cell>
          <table:table-cell office:value-type="float" office:value="0.9" calcext:value-type="float">
            <text:p>0.90</text:p>
          </table:table-cell>
          <table:table-cell table:number-columns-repeated="2"/>
          <table:table-cell table:formula="of:=[.G10]*[$'1RM Table'.$B$11]" office:value-type="float" office:value="96.255" calcext:value-type="float">
            <text:p>96.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office:value-type="float" office:value="1.04" calcext:value-type="float">
            <text:p>1.04</text:p>
          </table:table-cell>
          <table:table-cell table:number-columns-repeated="2"/>
          <table:table-cell table:formula="of:=[.G11]*[$'1RM Table'.$B$11]" office:value-type="float" office:value="111.228" calcext:value-type="float">
            <text:p>111.2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4"/>
          <table:table-cell table:style-name="ce47"/>
          <table:table-cell table:number-columns-repeated="7"/>
        </table:table-row>
        <table:table-row table:style-name="ro1">
          <table:table-cell table:number-columns-repeated="5"/>
          <table:table-cell table:style-name="ce47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873" calcext:value-type="float">
            <text:p>0.87</text:p>
          </table:table-cell>
          <table:table-cell table:style-name="ce38" office:value-type="float" office:value="0.97" calcext:value-type="float">
            <text:p>0.97</text:p>
          </table:table-cell>
          <table:table-cell table:style-name="ce32" table:number-columns-repeated="2"/>
          <table:table-cell table:style-name="ce51" table:formula="of:=[.G10]*[$'1RM Table'.$B$6]" office:value-type="float" office:value="109.125" calcext:value-type="float">
            <text:p>109.1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table:style-name="ce38" office:value-type="float" office:value="1.04" calcext:value-type="float">
            <text:p>1.04</text:p>
          </table:table-cell>
          <table:table-cell table:style-name="ce32" table:number-columns-repeated="2"/>
          <table:table-cell table:style-name="ce38" table:formula="of:=[.G11]*[$'1RM Table'.$B$6]" office:value-type="float" office:value="120.9" calcext:value-type="float">
            <text:p>120.90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04" calcext:value-type="float">
            <text:p>0.73</text:p>
          </table:table-cell>
          <table:table-cell table:style-name="ce38" office:value-type="float" office:value="0.83" calcext:value-type="float">
            <text:p>0.83</text:p>
          </table:table-cell>
          <table:table-cell table:style-name="ce32" table:number-columns-repeated="2"/>
          <table:table-cell table:style-name="ce38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792" calcext:value-type="float">
            <text:p>0.79</text:p>
          </table:table-cell>
          <table:table-cell table:style-name="ce38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8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649" calcext:value-type="float">
            <text:p>0.86</text:p>
          </table:table-cell>
          <table:table-cell table:style-name="ce38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8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5]" office:value-type="float" office:value="71.5053763440863" calcext:value-type="float">
            <text:p>71.5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51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51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4"/>
          <table:table-cell table:style-name="ce47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7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2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2" office:value-type="string" calcext:value-type="string">
            <text:p>Cycle 4</text:p>
          </table:table-cell>
          <table:table-cell table:style-name="ce52" table:number-columns-repeated="3"/>
          <table:table-cell table:style-name="ce52" office:value-type="string" calcext:value-type="string">
            <text:p>MAX</text:p>
          </table:table-cell>
          <table:table-cell table:style-name="ce5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2" office:value-type="string" calcext:value-type="string">
            <text:p>Cycle 4</text:p>
          </table:table-cell>
          <table:table-cell table:style-name="ce52" table:number-columns-repeated="3"/>
          <table:table-cell table:style-name="ce52" office:value-type="string" calcext:value-type="string">
            <text:p>MAX</text:p>
          </table:table-cell>
          <table:table-cell table:style-name="ce52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3"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include snatch/clean pul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 style:data-style-name="N2" text:time-value="23:06:34.09928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30T23:55:58.748084028</dc:date>
    <meta:editing-duration>P8DT17H19M49S</meta:editing-duration>
    <meta:editing-cycles>21</meta:editing-cycles>
    <meta:document-statistic meta:table-count="9" meta:cell-count="1164" meta:object-count="0"/>
  </office:meta>
</office:document-meta>
</file>